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Imagen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 xml:id="id2" draw:id="id2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áginas responsivas</text:span></text:p>
          </draw:text-box>
        </draw:frame>
        <draw:frame draw:name="Google Shape;74;p14" presentation:style-name="pr5" draw:text-style-name="P6" draw:layer="layout" svg:width="22.838cm" svg:height="7.527cm" svg:x="1.311cm" svg:y="5.331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&lt;body style=”color: blue;”&gt;</text:span></text:p>
              <text:p text:style-name="P1"><text:span text:style-name="T4">&lt;style type="text/css"&gt; <text:s text:c="2"/>body { color: blue;} </text:span><text:span text:style-name="T4"><text:tab/></text:span><text:span text:style-name="T4"> &lt;/style&gt;</text:span></text:p>
              <text:p text:style-name="P1"><text:span text:style-name="T4">&lt;link href="css/styles.css" type="text/css" rel="stylesheet"&gt;</text:span></text:p>
              <text:p text:style-name="P1"><text:span text:style-name="T4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1T17:54:49.593979010</dc:date>
    <meta:editing-duration>PT1H13M22S</meta:editing-duration>
    <meta:editing-cycles>6</meta:editing-cycles>
    <meta:document-statistic meta:object-count="40"/>
  </office:meta>
</office:document-meta>
</file>